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20979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weight="bold" officeooo:paragraph-rsid="0012097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paragraph-rsid="00120979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Ệ THỐNG E-COMMERCE </text:p>
      <text:p text:style-name="P1">TokopiShop</text:p>
      <text:list text:style-name="L1">
        <text:list-item>
          <text:p text:style-name="P2">Mục đích tài liệu</text:p>
        </text:list-item>
        <text:list-item>
          <text:p text:style-name="P2">Mô tả sơ bộ</text:p>
        </text:list-item>
        <text:list-item>
          <text:p text:style-name="P2">Mô tả yêu cầu chức năng</text:p>
          <text:list>
            <text:list-item>
              <text:p text:style-name="P2">Yêu cầu chức năng</text:p>
            </text:list-item>
            <text:list-item>
              <text:p text:style-name="P2">Yêu cầu phi chức năng</text:p>
            </text:list-item>
          </text:list>
        </text:list-item>
        <text:list-item>
          <text:p text:style-name="P2">Đối tượng sử dụng ứng dụng</text:p>
        </text:list-item>
        <text:list-item>
          <text:p text:style-name="P2">Yêu cầu kĩ thuật tổng thể </text:p>
        </text:list-item>
        <text:list-item>
          <text:p text:style-name="P2">Yêu cầu chất lượng ứng dụng</text:p>
        </text:list-item>
        <text:list-item>
          <text:p text:style-name="P2">Tiêu chí chấp nhận ứng dụng thành công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9T22:03:34.006966051</meta:creation-date>
    <dc:date>2025-06-29T22:22:28.296021969</dc:date>
    <meta:editing-duration>PT8M41S</meta:editing-duration>
    <meta:editing-cycles>5</meta:editing-cycles>
    <meta:generator>LibreOffice/25.2.4.3$Linux_X86_64 LibreOffice_project/33e196637044ead23f5c3226cde09b47731f7e27</meta:generator>
    <meta:document-statistic meta:table-count="0" meta:image-count="0" meta:object-count="0" meta:page-count="1" meta:paragraph-count="11" meta:word-count="62" meta:character-count="258" meta:non-whitespace-character-count="214"/>
  </office:meta>
</office:document-meta>
</file>